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563b5" officeooo:paragraph-rsid="000563b5" style:font-size-asian="10.5pt"/>
    </style:style>
    <style:style style:name="P2" style:family="paragraph" style:parent-style-name="Standard">
      <style:text-properties fo:language="en" fo:country="US" officeooo:rsid="000563b5" officeooo:paragraph-rsid="0006059e" style:font-size-asian="10.5pt"/>
    </style:style>
    <style:style style:name="P3" style:family="paragraph" style:parent-style-name="Standard">
      <style:text-properties fo:language="en" fo:country="US" officeooo:rsid="0005f404" officeooo:paragraph-rsid="0005f404" style:font-size-asian="10.5pt"/>
    </style:style>
    <style:style style:name="P4" style:family="paragraph" style:parent-style-name="Standard">
      <style:text-properties fo:language="en" fo:country="US" officeooo:rsid="00063288" officeooo:paragraph-rsid="00063288" style:font-size-asian="10.5pt"/>
    </style:style>
    <style:style style:name="P5" style:family="paragraph" style:parent-style-name="Standard" style:list-style-name="L1">
      <style:text-properties fo:language="en" fo:country="US" officeooo:rsid="00063288" officeooo:paragraph-rsid="00063288" style:font-size-asian="10.5pt"/>
    </style:style>
    <style:style style:name="P6" style:family="paragraph" style:parent-style-name="Standard" style:list-style-name="L2">
      <style:text-properties fo:language="en" fo:country="US" officeooo:rsid="0005f404" officeooo:paragraph-rsid="0005f404" style:font-size-asian="10.5pt"/>
    </style:style>
    <style:style style:name="P7" style:family="paragraph" style:parent-style-name="Standard" style:list-style-name="L2">
      <style:text-properties fo:language="en" fo:country="US" officeooo:rsid="0006059e" officeooo:paragraph-rsid="0006059e" style:font-size-asian="10.5pt"/>
    </style:style>
    <style:style style:name="P8" style:family="paragraph" style:parent-style-name="Standard" style:list-style-name="L3">
      <style:text-properties fo:language="en" fo:country="US" officeooo:rsid="000563b5" officeooo:paragraph-rsid="000563b5" style:font-size-asian="10.5pt"/>
    </style:style>
    <style:style style:name="P9" style:family="paragraph" style:parent-style-name="Standard" style:list-style-name="L3">
      <style:text-properties fo:language="en" fo:country="US" officeooo:rsid="000563b5" officeooo:paragraph-rsid="00063288" style:font-size-asian="10.5pt"/>
    </style:style>
    <style:style style:name="P10" style:family="paragraph" style:parent-style-name="Standard" style:list-style-name="L4">
      <style:text-properties fo:language="en" fo:country="US" officeooo:rsid="000563b5" officeooo:paragraph-rsid="0006059e" style:font-size-asian="10.5pt"/>
    </style:style>
    <style:style style:name="T1" style:family="text">
      <style:text-properties officeooo:rsid="0006059e"/>
    </style:style>
    <style:style style:name="T2" style:family="text">
      <style:text-properties officeooo:rsid="00063288"/>
    </style:style>
    <style:style style:name="T3" style:family="text">
      <style:text-properties officeooo:rsid="0007dd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oDo</text:p>
      <text:list xml:id="list6611017434800523028" text:style-name="L1">
        <text:list-item>
          <text:p text:style-name="P5">decifer nlp formulation </text:p>
        </text:list-item>
        <text:list-item>
          <text:p text:style-name="P5">decifer and clearly formulate output</text:p>
        </text:list-item>
        <text:list-item>
          <text:p text:style-name="P5"/>
        </text:list-item>
      </text:list>
      <text:p text:style-name="P1"/>
      <text:p text:style-name="P1"/>
      <text:p text:style-name="P3">Things to change / <text:span text:style-name="T1">discuss</text:span></text:p>
      <text:list xml:id="list3439853923712874829" text:style-name="L2">
        <text:list-item>
          <text:p text:style-name="P6">transient ←→ steady state – avoid first 10-15s</text:p>
        </text:list-item>
        <text:list-item>
          <text:p text:style-name="P6">implement offset for each cycle; estimate <text:span text:style-name="T3">offset</text:span></text:p>
          <text:list>
            <text:list-item>
              <text:p text:style-name="P6">‚desired bs‘ signal (<text:span text:style-name="T1">it will probably affect several matrix entries)</text:span></text:p>
            </text:list-item>
            <text:list-item>
              <text:p text:style-name="P7">set point signal for force estimator</text:p>
            </text:list-item>
          </text:list>
        </text:list-item>
        <text:list-item>
          <text:p text:style-name="P7">Discussion point: leaky integrator for tilt estimator?</text:p>
        </text:list-item>
      </text:list>
      <text:p text:style-name="P1"/>
      <text:p text:style-name="P1">Tests performed:</text:p>
      <text:list xml:id="list4152882179578373547" text:style-name="L3">
        <text:list-item>
          <text:p text:style-name="P8">Parameter estimation from simulated data</text:p>
          <text:list>
            <text:list-item>
              <text:p text:style-name="P8"><text:span text:style-name="T2">ideal </text:span>initial parameters <text:span text:style-name="T2">(</text:span>= simulation parameters<text:span text:style-name="T2">)</text:span> → converges perfectly</text:p>
            </text:list-item>
            <text:list-item>
              <text:p text:style-name="P8"><text:span text:style-name="T2">various </text:span>initial parameters → converges perfectly</text:p>
            </text:list-item>
            <text:list-item>
              <text:p text:style-name="P8">simulation with different offsets <text:span text:style-name="T2">(y+X) </text:span>and random <text:span text:style-name="T2">initial </text:span>parameters → difficulties to converge</text:p>
              <text:list>
                <text:list-item>
                  <text:p text:style-name="P9">it seems that gravity estimate is reduced to zero, such that small noise ‚kicks‘ can bring the pendulum into a desired position </text:p>
                </text:list-item>
                <text:list-item>
                  <text:p text:style-name="P9">→ <text:span text:style-name="T2">desired com position </text:span>needs to be implemented.</text:p>
                </text:list-item>
              </text:list>
            </text:list-item>
          </text:list>
        </text:list-item>
      </text:list>
      <text:p text:style-name="P1"/>
      <text:p text:style-name="P1"/>
      <text:p text:style-name="P2">Code development tracking of activities</text:p>
      <text:p text:style-name="P2"/>
      <text:list xml:id="list6384091336728023563" text:style-name="L4">
        <text:list-item>
          <text:p text:style-name="P10">added initialization of all states by implementing 1 forward simulation with starting parameters → much smaller error at initial guess.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9:55:35.640769224</meta:creation-date>
    <dc:date>2019-10-14T08:41:30.595257558</dc:date>
    <meta:editing-duration>PT27M5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156" meta:character-count="978" meta:non-whitespace-character-count="852"/>
  </office:meta>
</office:document-meta>
</file>